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FC000002EB81839EDE39FDCC9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loext:graphic-properties draw:fill="none" draw:fill-color="#ffffff"/>
      <style:text-properties fo:font-weight="bold" style:font-weight-asian="bold" style:font-weight-complex="bold"/>
    </style:style>
    <style:style style:name="P2" style:family="paragraph">
      <loext:graphic-properties draw:opacity="0%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opacity="0%" draw:textarea-horizontal-align="justify" draw:textarea-vertical-align="middle" draw:auto-grow-height="false" fo:min-height="5.637cm" fo:min-width="5.719cm" draw:shadow-opacity="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opacity="0%" draw:textarea-horizontal-align="justify" draw:textarea-vertical-align="middle" draw:auto-grow-height="false" fo:min-height="2.007cm" fo:min-width="2.85cm" draw:shadow-opacity="0%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1" draw:name="Forma 1" draw:style-name="gr2" draw:text-style-name="P2" svg:width="5.719cm" svg:height="5.638cm" svg:x="0.42cm" svg:y="6.503cm"><text:p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" draw:name="Forma 2" draw:style-name="gr3" draw:text-style-name="P2" svg:width="2.851cm" svg:height="2.008cm" svg:x="5.71cm" svg:y="5.283cm"><text:p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" draw:name="Forma 3" draw:style-name="gr3" draw:text-style-name="P2" svg:width="2.851cm" svg:height="2.008cm" svg:x="5.71cm" svg:y="7.29cm"><text:p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" draw:name="Forma 4" draw:style-name="gr3" draw:text-style-name="P2" svg:width="2.851cm" svg:height="2.008cm" svg:x="8.56cm" svg:y="7.29cm"><text:p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name="Forma 5" draw:style-name="gr3" draw:text-style-name="P2" svg:width="2.851cm" svg:height="2.008cm" svg:x="8.56cm" svg:y="5.283cm"><text:p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" draw:name="Forma 6" draw:style-name="gr2" draw:text-style-name="P2" svg:width="5.719cm" svg:height="5.638cm" svg:x="10.95cm" svg:y="6.477cm"><text:p/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7" draw:name="Marco de texto 1" draw:style-name="gr1" draw:text-style-name="P1" svg:width="1.959cm" svg:height="0.662cm" svg:x="0.801cm" svg:y="6.959cm"><draw:text-box><text:p><text:span text:style-name="T1">RED 1</text:span></text:p></draw:text-box></draw:frame><draw:frame text:anchor-type="paragraph" draw:z-index="8" draw:name="Marco de texto 2" draw:style-name="gr1" draw:text-style-name="P1" svg:width="1.959cm" svg:height="0.662cm" svg:x="5.881cm" svg:y="5.424cm"><draw:text-box><text:p><text:span text:style-name="T1">RED 2</text:span></text:p></draw:text-box></draw:frame><draw:frame text:anchor-type="paragraph" draw:z-index="9" draw:name="Marco de texto 3" draw:style-name="gr1" draw:text-style-name="P1" svg:width="1.959cm" svg:height="0.662cm" svg:x="9.982cm" svg:y="5.442cm"><draw:text-box><text:p><text:span text:style-name="T1">RED 3</text:span></text:p></draw:text-box></draw:frame><draw:frame text:anchor-type="paragraph" draw:z-index="10" draw:name="Marco de texto 4" draw:style-name="gr1" draw:text-style-name="P1" svg:width="1.959cm" svg:height="0.662cm" svg:x="6.138cm" svg:y="8.802cm"><draw:text-box><text:p><text:span text:style-name="T1">RED 4</text:span></text:p></draw:text-box></draw:frame><draw:frame text:anchor-type="paragraph" draw:z-index="11" draw:name="Marco de texto 5" draw:style-name="gr1" draw:text-style-name="P1" svg:width="1.959cm" svg:height="0.662cm" svg:x="9.453cm" svg:y="8.802cm"><draw:text-box><text:p><text:span text:style-name="T1">RED 5</text:span></text:p></draw:text-box></draw:frame><draw:frame text:anchor-type="paragraph" draw:z-index="12" draw:name="Marco de texto 6" draw:style-name="gr1" draw:text-style-name="P1" svg:width="1.959cm" svg:height="0.662cm" svg:x="14.48cm" svg:y="6.95cm"><draw:text-box><text:p><text:span text:style-name="T1">RED 6</text:span></text:p></draw:text-box></draw:frame><draw:frame draw:style-name="fr1" draw:name="Imagen1" text:anchor-type="char" svg:width="17cm" svg:height="12.45cm" draw:z-index="0"><draw:image xlink:href="Pictures/10000000000003FC000002EB81839EDE39FDCC9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2T20:18:11.454000000</meta:creation-date>
    <dc:date>2022-02-02T21:35:29.998000000</dc:date>
    <meta:editing-duration>PT9M9S</meta:editing-duration>
    <meta:editing-cycles>3</meta:editing-cycles>
    <meta:generator>LibreOffice/7.2.5.2$Windows_X86_64 LibreOffice_project/499f9727c189e6ef3471021d6132d4c694f357e5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